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2">Pri využití objektovo orientovanej analýzy sa v najväčšej miere používajú dva modely: Vodopád a iteratívny / inkrementálny vývoj. Črty týchto modelov nájdeme vo všetkých moderných modelovacích metodikách. </text:p>
      <text:p text:style-name="P2"/>
      <text:p text:style-name="P2">\section{Vodopád}</text:p>
      <text:p text:style-name="P2">\label{sec:vod}</text:p>
      <text:p text:style-name="P2">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2"/>
      <text:p text:style-name="P2">\begin{itemize}</text:p>
      <text:p text:style-name="P2">\item Definovanie problému</text:p>
      <text:p text:style-name="P2">\item Analýzu a špecifikáciu požiadavkov</text:p>
      <text:p text:style-name="P2">\item Návrh</text:p>
      <text:p text:style-name="P2">\item Implementovanie </text:p>
      <text:p text:style-name="P2">\item Testovanie a integrovanie</text:p>
      <text:p text:style-name="P2">\item Údržba </text:p>
      <text:p text:style-name="P2">\end{itemize}</text:p>
      <text:p text:style-name="P2"/>
      <text:p text:style-name="P2">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2"/>
      <text:p text:style-name="P2">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2"/>
      <text:p text:style-name="P2">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2"/>
      <text:p text:style-name="P2">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2"/>
      <text:p text:style-name="Standard">\section{Iteratívny / inkrementálny vývoj}</text:p>
      <text:p text:style-name="Standard">\label{sec:InIt}</text:p>
      <text:p text:style-name="Standard">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Standard">\section{Agilné metódy vývoja}</text:p>
      <text:p text:style-name="Standard">\label{sec:agil}</text:p>
      <text:p text:style-name="Standard"/>
      <text:p text:style-name="Standard">Súčasný svet sa veľmi rýchlo mení. Pri vývoji softvéru sa preto kladie veľký doraz na rýchlosť a flexibilitu. Aplikácie sa počas vývoja musia prispôsobovať meniacim sa podmienkam a byť čo najskôr k dispozícii zákazníkovi.</text:p>
      <text:p text:style-name="Standard"/>
      <text:p text:style-name="Standard">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Standard"/>
      <text:p text:style-name="Standard">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Standard"/>
      <text:p text:style-name="Standard">\begin{figure}</text:p>
      <text:p text:style-name="Standard"><text:s/>\centering</text:p>
      <text:p text:style-name="Standard"><text:s/>\includegraphics[width=\linewidth]{pic/agilvsklasik.png}</text:p>
      <text:p text:style-name="Standard"><text:s text:c="2"/>\caption{Porovnanie klasického a agilného prístupu.}</text:p>
      <text:p text:style-name="Standard"><text:s/>\label{fig:agilvsklas}</text:p>
      <text:p text:style-name="Standard">\end{figure}</text:p>
      <text:p text:style-name="Standard"/>
      <text:p text:style-name="Standard">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Standard">\begin{itemize}</text:p>
      <text:p text:style-name="Standard"><text:soft-page-break/><text:s/>\item Osoby a interakcia majú prednosť pred procesmi a nástrojmi</text:p>
      <text:p text:style-name="Standard"><text:s/>\item Fungujúci softvér ma prednosť pred obsiahlou dokumentáciou</text:p>
      <text:p text:style-name="Standard"><text:s/>\item Spolupráca so zákazníkom je uprednostnená pred vyjednávaním zmluv</text:p>
      <text:p text:style-name="Standard"><text:s/>\item Reagovanie na zmenu má prednosť pred nasledovaním plánu\\</text:p>
      <text:p text:style-name="Standard">\end{itemize}</text:p>
      <text:p text:style-name="Standard">\textbf{Osoby a interakcia majú prednosť pred procesmi a nástrojmi}</text:p>
      <text:p text:style-name="Standard"/>
      <text:p text:style-name="Standard">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Standard"/>
      <text:p text:style-name="Standard">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Standard">\textbf{Fungujúci softvér ma prednosť pred obsiahlou dokumentáciou}</text:p>
      <text:p text:style-name="Standard"/>
      <text:p text:style-name="Standard">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Standard"/>
      <text:p text:style-name="Standard">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Standard"><text:s/></text:p>
      <text:p text:style-name="Standard">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Standard">\textbf{Spolupráca so zákazníkom je uprednostnená pred vyjednávaním zmluv}</text:p>
      <text:p text:style-name="Standard"/>
      <text:p text:style-name="Standard">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Standard"/>
      <text:p text:style-name="Standard">Klasické metódy z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oft-page-break/>musia byť preto podporené novým druhom kontraktu, ktorý nie je založený na fixnej cene dodávky. </text:p>
      <text:p text:style-name="Standard"/>
      <text:p text:style-name="Standard">Vniká tu potreba pre nový obchodný vzťah, ktorý je založený na úzkej spolupráci zákazníka s dodávateľom. Zákazník má veľkú moc v ovplyvňovaní celého vývoja a nesie aj veľkú časť zodpovednosti za úspech projektu.\\\\</text:p>
      <text:p text:style-name="Standard">\textbf{Reagovanie na zmenu má prednosť pred nasledovaním plánu}</text:p>
      <text:p text:style-name="Standard"/>
      <text:p text:style-name="Standard">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Standard"/>
      <text:p text:style-name="Standard">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Standard"/>
      <text:p text:style-name="Standard">\section{Unified Process}</text:p>
      <text:p text:style-name="Standard">\label{sec:up}</text:p>
      <text:p text:style-name="Standard"/>
      <text:p text:style-name="Standard">%\section{Model Driven Architecture}</text:p>
      <text:p text:style-name="Standard">%\label{sec:mda}</text:p>
      <text:p text:style-name="Standard"/>
      <text:p text:style-name="Standard">\section{Business Driven Development}</text:p>
      <text:p text:style-name="Standard">\label{sec:bdd}</text:p>
      <text:p text:style-name="Standard">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Standard"/>
      <text:p text:style-name="Standard"><text:span text:style-name="T2">VZNIKAJU potreby</text:span></text:p>
      <text:p text:style-name="Standard">potreba upravovat koda , neohybna chrptica nie je OK</text:p>
      <text:p text:style-name="Standard">upravy klasickych aplikaci su drahe</text:p>
      <text:p text:style-name="Standard">prepojenie IT snah a busines potrieb</text:p>
      <text:p text:style-name="Standard">vyuzitie metrika busines proces models </text:p>
      <text:p text:style-name="Standard">BBD (business by designe)</text:p>
      <text:p text:style-name="Standard">BPM na premostenie IT a business</text:p>
      <text:p text:style-name="Standard">schopnost previest BPM do IT reci</text:p>
      <text:p text:style-name="Standard">BPM na odhalenie uz existujucich servisov co su implementovane a vyziadanie novych servisov</text:p>
      <text:p text:style-name="Standard">BBD zagilnuje procesy, dostava snahy IT do suladu s obchodnymi snahamy</text:p>
      <text:p text:style-name="Standard"/>
      <text:p text:style-name="P1">egzekucny model</text:p>
      <text:p text:style-name="Standard">agilita a zeakcnost vo vyvoji viedli k SOA</text:p>
      <text:p text:style-name="Standard">SOA...</text:p>
      <text:p text:style-name="Standard">model BDD (obr)</text:p>
      <text:p text:style-name="Standard"><text:tab/>prvy krok zostavenie modelu, zacina sa hlavnym procesom, dolezite urcit dolezite casti pomocou metrik, vyuzije sa pri overeni funkcnosti pri dodani</text:p>
      <text:p text:style-name="Standard"><text:tab/>po ukonceni modelovacej fazy sa modely vyuziju na vytvorenie usecase</text:p>
      <text:p text:style-name="Standard"><text:soft-page-break/>na zaklade use casov sa vyvyja tovri prevezuju servisy tie sa potom nasadia</text:p>
      <text:p text:style-name="Standard"><text:tab/>po nasadeni sa monitoruje, pouzivaju sa metoriky zistuje sa ci service funguje oK</text:p>
      <text:p text:style-name="Standard"><text:tab/>pozbierane data sa analyzuju (porovnavacie benchmarky, SLA), zozbierane info sa poda dalej architektom navrharom vyvojaraom ktory ich anlayzuju a navrhnu vylepsenia urychlenia niekedy sa menia a bisniss pravidla, analytik moze sa pomenit busines proces = modely su upravene</text:p>
      <text:p text:style-name="Standard">spetne vezby navezuju na modelovanie a slucka sa opakuje</text:p>
      <text:p text:style-name="Standard">mechanizmus napomaha urychlenia vyvoja potrebneho kodua tym je lahsie opodstatnit vydaje na softvér</text:p>
      <text:p text:style-name="Standard"/>
      <text:p text:style-name="P1">vykonanie IT projektu pomocou BDD</text:p>
      <text:p text:style-name="P1"/>
      <text:p text:style-name="Standard">popis etodologie postupu BDD</text:p>
      <text:p text:style-name="Standard"/>
      <text:p text:style-name="Standard"><text:span text:style-name="T2">analyza obchodnych poziadavkov</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4-30T15:22:55</dc:date>
    <dc:creator>Miroslav Ligas</dc:creator>
    <meta:editing-duration>PT214H32M55S</meta:editing-duration>
    <meta:editing-cycles>57</meta:editing-cycles>
    <meta:generator>OpenOffice.org/3.0$Linux OpenOffice.org_project/300m15$Build-9379</meta:generator>
    <meta:document-statistic meta:table-count="0" meta:image-count="0" meta:object-count="0" meta:page-count="11" meta:paragraph-count="216" meta:word-count="3540" meta:character-count="27440"/>
    <meta:user-defined meta:name="Info 1"/>
    <meta:user-defined meta:name="Info 2"/>
    <meta:user-defined meta:name="Info 3"/>
    <meta:user-defined meta:name="Info 4"/>
  </office:meta>
</office:document-meta>
</file>